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1" table:number-rows-repeated="104843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22:40:48.16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4T22:41:25.359000000</dc:date>
    <meta:editing-duration>PT23H6M58S</meta:editing-duration>
    <meta:editing-cycles>558</meta:editing-cycles>
    <meta:document-statistic meta:table-count="1" meta:cell-count="719" meta:object-count="0"/>
  </office:meta>
</office:document-meta>
</file>